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text-properties fo:font-family="LMMono10" style:font-pitch="fixed" fo:font-size="12pt" style:font-size-asian="12pt" style:font-size-complex="12pt"/>
    </style:style>
    <style:style style:name="P2" style:family="paragraph">
      <style:paragraph-properties fo:text-align="center"/>
      <style:text-properties fo:font-family="LMMono10" style:font-pitch="fixe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4.316cm" svg:height="0.818cm" svg:x="15.385cm" svg:y="1cm">
          <draw:text-box>
            <text:p text:style-name="P1">CLK_I RES_I ACK_I</text:p>
          </draw:text-box>
        </draw:frame>
        <draw:line draw:style-name="gr2" draw:text-style-name="P2" draw:layer="layout" svg:x1="15.986cm" svg:y1="1.762cm" svg:x2="15.986cm" svg:y2="7.223cm">
          <text:p/>
        </draw:line>
        <draw:line draw:style-name="gr2" draw:text-style-name="P2" draw:layer="layout" svg:x1="17.383cm" svg:y1="1.762cm" svg:x2="17.383cm" svg:y2="7.223cm">
          <text:p/>
        </draw:line>
        <draw:line draw:style-name="gr2" draw:text-style-name="P2" draw:layer="layout" svg:x1="18.78cm" svg:y1="1.762cm" svg:x2="18.78cm" svg:y2="7.223cm">
          <text:p/>
        </draw:line>
        <draw:custom-shape draw:style-name="gr3" draw:text-style-name="P2" draw:layer="layout" svg:width="10.573cm" svg:height="1.524cm" svg:x="9.128cm" svg:y="7.2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67cm" svg:height="1.397cm" svg:x="12.303cm" svg:y="4.30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7cm" svg:y1="5.699cm" svg:x2="13.7cm" svg:y2="7.223cm">
          <text:p/>
        </draw:line>
        <draw:frame draw:style-name="gr1" draw:text-style-name="P1" draw:layer="layout" svg:width="2.521cm" svg:height="0.818cm" svg:x="12.303cm" svg:y="4.556cm">
          <draw:text-box>
            <text:p text:style-name="P1">T-COUNTER</text:p>
          </draw:text-box>
        </draw:frame>
        <draw:frame draw:style-name="gr1" draw:text-style-name="P2" draw:layer="layout" svg:width="2.97cm" svg:height="1.385cm" svg:x="9.001cm" svg:y="4.302cm">
          <draw:text-box>
            <text:p text:style-name="P2">INSTRUCTION</text:p>
            <text:p text:style-name="P2">REGISTER</text:p>
          </draw:text-box>
        </draw:frame>
        <draw:custom-shape draw:style-name="gr3" draw:text-style-name="P2" draw:layer="layout" svg:width="2.667cm" svg:height="1.397cm" svg:x="9.128cm" svg:y="4.30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525cm" svg:y1="5.699cm" svg:x2="10.525cm" svg:y2="7.223cm">
          <text:p/>
        </draw:line>
        <draw:frame draw:style-name="gr1" draw:text-style-name="P1" draw:layer="layout" svg:width="5.887cm" svg:height="0.818cm" svg:x="11.623cm" svg:y="7.604cm">
          <draw:text-box>
            <text:p text:style-name="P1">CONTROL AND RANDOM LOGIC</text:p>
          </draw:text-box>
        </draw:frame>
        <draw:custom-shape draw:style-name="gr3" draw:text-style-name="P2" draw:layer="layout" svg:width="1.905cm" svg:height="0.762cm" svg:x="10.017cm" svg:y="10.2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78cm" svg:height="0.254cm" svg:x="9.255cm" svg:y="12.17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033cm" svg:y1="11.033cm" svg:x2="11.033cm" svg:y2="12.176cm">
          <text:p/>
        </draw:line>
        <draw:frame draw:style-name="gr1" draw:text-style-name="P1" draw:layer="layout" svg:width="0.951cm" svg:height="0.818cm" svg:x="10.525cm" svg:y="10.271cm">
          <draw:text-box>
            <text:p text:style-name="P1">+1</text:p>
          </draw:text-box>
        </draw:frame>
        <draw:frame draw:style-name="gr5" draw:text-style-name="P1" draw:layer="layout" svg:width="0.726cm" svg:height="0.889cm" svg:x="9.89cm" svg:y="13.192cm">
          <draw:text-box>
            <text:p text:style-name="P1">P</text:p>
          </draw:text-box>
        </draw:frame>
        <draw:line draw:style-name="gr6" draw:text-style-name="P2" draw:layer="layout" svg:x1="2.143cm" svg:y1="10.652cm" svg:x2="4.048cm" svg:y2="10.652cm">
          <text:p/>
        </draw:line>
        <draw:line draw:style-name="gr6" draw:text-style-name="P2" draw:layer="layout" svg:x1="4.81cm" svg:y1="10.652cm" svg:x2="6.715cm" svg:y2="10.652cm">
          <text:p/>
        </draw:line>
        <draw:line draw:style-name="gr6" draw:text-style-name="P2" draw:layer="layout" svg:x1="2.905cm" svg:y1="12.811cm" svg:x2="5.953cm" svg:y2="12.811cm">
          <text:p/>
        </draw:line>
        <draw:line draw:style-name="gr6" draw:text-style-name="P2" draw:layer="layout" svg:x1="2.143cm" svg:y1="10.652cm" svg:x2="2.905cm" svg:y2="12.811cm">
          <text:p/>
        </draw:line>
        <draw:line draw:style-name="gr6" draw:text-style-name="P2" draw:layer="layout" svg:x1="4.048cm" svg:y1="10.652cm" svg:x2="4.429cm" svg:y2="11.287cm">
          <text:p/>
        </draw:line>
        <draw:line draw:style-name="gr6" draw:text-style-name="P2" draw:layer="layout" svg:x1="4.81cm" svg:y1="10.652cm" svg:x2="4.429cm" svg:y2="11.287cm">
          <text:p/>
        </draw:line>
        <draw:line draw:style-name="gr6" draw:text-style-name="P2" draw:layer="layout" svg:x1="6.715cm" svg:y1="10.652cm" svg:x2="5.953cm" svg:y2="12.811cm">
          <text:p/>
        </draw:line>
        <draw:frame draw:style-name="gr1" draw:text-style-name="P1" draw:layer="layout" svg:width="1.175cm" svg:height="0.818cm" svg:x="3.794cm" svg:y="11.612cm">
          <draw:text-box>
            <text:p text:style-name="P1">ALU</text:p>
          </draw:text-box>
        </draw:frame>
        <draw:line draw:style-name="gr6" draw:text-style-name="P2" draw:layer="layout" svg:x1="2.016cm" svg:y1="3.032cm" svg:x2="6.588cm" svg:y2="3.032cm">
          <text:p/>
        </draw:line>
        <draw:line draw:style-name="gr6" draw:text-style-name="P2" draw:layer="layout" svg:x1="2.016cm" svg:y1="3.921cm" svg:x2="6.588cm" svg:y2="3.921cm">
          <text:p/>
        </draw:line>
        <draw:line draw:style-name="gr6" draw:text-style-name="P2" draw:layer="layout" svg:x1="2.016cm" svg:y1="4.81cm" svg:x2="6.588cm" svg:y2="4.81cm">
          <text:p/>
        </draw:line>
        <draw:line draw:style-name="gr6" draw:text-style-name="P2" draw:layer="layout" svg:x1="2.016cm" svg:y1="5.699cm" svg:x2="6.588cm" svg:y2="5.699cm">
          <text:p/>
        </draw:line>
        <draw:line draw:style-name="gr6" draw:text-style-name="P2" draw:layer="layout" svg:x1="2.016cm" svg:y1="3.032cm" svg:x2="2.016cm" svg:y2="5.699cm">
          <text:p/>
        </draw:line>
        <draw:line draw:style-name="gr6" draw:text-style-name="P2" draw:layer="layout" svg:x1="6.588cm" svg:y1="3.032cm" svg:x2="6.588cm" svg:y2="5.699cm">
          <text:p/>
        </draw:line>
        <draw:line draw:style-name="gr2" draw:text-style-name="P2" draw:layer="layout" svg:x1="2.905cm" svg:y1="5.699cm" svg:x2="2.905cm" svg:y2="10.652cm">
          <text:p/>
        </draw:line>
        <draw:line draw:style-name="gr2" draw:text-style-name="P2" draw:layer="layout" svg:x1="5.953cm" svg:y1="5.699cm" svg:x2="5.953cm" svg:y2="10.652cm">
          <text:p/>
        </draw:line>
        <draw:line draw:style-name="gr6" draw:text-style-name="P2" draw:layer="layout" svg:x1="5.953cm" svg:y1="9.128cm" svg:x2="9.255cm" svg:y2="9.128cm">
          <text:p/>
        </draw:line>
        <draw:line draw:style-name="gr2" draw:text-style-name="P2" draw:layer="layout" svg:x1="9.255cm" svg:y1="9.128cm" svg:x2="9.255cm" svg:y2="12.176cm">
          <text:p/>
        </draw:line>
        <draw:frame draw:style-name="gr1" draw:text-style-name="P1" draw:layer="layout" svg:width="0.726cm" svg:height="0.818cm" svg:x="5.989cm" svg:y="5.699cm">
          <draw:text-box>
            <text:p text:style-name="P1">Z</text:p>
          </draw:text-box>
        </draw:frame>
        <draw:frame draw:style-name="gr1" draw:text-style-name="P1" draw:layer="layout" svg:width="0.726cm" svg:height="0.818cm" svg:x="2.905cm" svg:y="5.699cm">
          <draw:text-box>
            <text:p text:style-name="P1">Y</text:p>
          </draw:text-box>
        </draw:frame>
        <draw:frame draw:style-name="gr1" draw:text-style-name="P1" draw:layer="layout" svg:width="0.726cm" svg:height="0.818cm" svg:x="3.921cm" svg:y="3.103cm">
          <draw:text-box>
            <text:p text:style-name="P1">X</text:p>
          </draw:text-box>
        </draw:frame>
        <draw:frame draw:style-name="gr1" draw:text-style-name="P1" draw:layer="layout" svg:width="0.726cm" svg:height="0.818cm" svg:x="3.957cm" svg:y="4.81cm">
          <draw:text-box>
            <text:p text:style-name="P1">Z</text:p>
          </draw:text-box>
        </draw:frame>
        <draw:frame draw:style-name="gr1" draw:text-style-name="P1" draw:layer="layout" svg:width="0.726cm" svg:height="0.818cm" svg:x="3.921cm" svg:y="3.921cm">
          <draw:text-box>
            <text:p text:style-name="P1">Y</text:p>
          </draw:text-box>
        </draw:frame>
        <draw:custom-shape draw:style-name="gr3" draw:text-style-name="P2" draw:layer="layout" svg:width="1.905cm" svg:height="0.762cm" svg:x="9.255cm" svg:y="13.192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0.144cm" svg:y1="13.954cm" svg:x2="10.144cm" svg:y2="14.716cm">
          <text:p/>
        </draw:line>
        <draw:line draw:style-name="gr2" draw:text-style-name="P2" draw:layer="layout" svg:x1="11.033cm" svg:y1="9.128cm" svg:x2="11.033cm" svg:y2="10.271cm">
          <text:p/>
        </draw:line>
        <draw:line draw:style-name="gr6" draw:text-style-name="P2" draw:layer="layout" svg:x1="12.303cm" svg:y1="9.128cm" svg:x2="12.303cm" svg:y2="14.716cm">
          <text:p/>
        </draw:line>
        <draw:line draw:style-name="gr6" draw:text-style-name="P2" draw:layer="layout" svg:x1="11.033cm" svg:y1="9.128cm" svg:x2="12.303cm" svg:y2="9.128cm">
          <text:p/>
        </draw:line>
        <draw:line draw:style-name="gr6" draw:text-style-name="P2" draw:layer="layout" svg:x1="10.144cm" svg:y1="14.716cm" svg:x2="12.303cm" svg:y2="14.716cm">
          <text:p/>
        </draw:line>
        <draw:line draw:style-name="gr2" draw:text-style-name="P2" draw:layer="layout" svg:x1="10.144cm" svg:y1="12.43cm" svg:x2="10.144cm" svg:y2="13.192cm">
          <text:p/>
        </draw:line>
        <draw:custom-shape draw:style-name="gr3" draw:text-style-name="P2" draw:layer="layout" svg:width="1.778cm" svg:height="0.254cm" svg:x="6.969cm" svg:y="15.85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858cm" svg:y1="9.128cm" svg:x2="7.858cm" svg:y2="15.859cm">
          <text:p/>
        </draw:line>
        <draw:line draw:style-name="gr6" draw:text-style-name="P2" draw:layer="layout" svg:x1="10.144cm" svg:y1="14.716cm" svg:x2="8.747cm" svg:y2="14.716cm">
          <text:p/>
        </draw:line>
        <draw:line draw:style-name="gr2" draw:text-style-name="P2" draw:layer="layout" svg:x1="8.747cm" svg:y1="14.716cm" svg:x2="8.747cm" svg:y2="15.859cm">
          <text:p/>
        </draw:line>
        <draw:line draw:style-name="gr2" draw:text-style-name="P2" draw:layer="layout" svg:x1="7.858cm" svg:y1="16.113cm" svg:x2="7.858cm" svg:y2="17.637cm">
          <text:p/>
        </draw:line>
        <draw:line draw:style-name="gr2" draw:text-style-name="P2" draw:layer="layout" svg:x1="6.969cm" svg:y1="14.645cm" svg:x2="6.969cm" svg:y2="15.915cm">
          <text:p/>
        </draw:line>
        <draw:line draw:style-name="gr4" draw:text-style-name="P2" draw:layer="layout" svg:x1="6.588cm" svg:y1="5.191cm" svg:x2="9.128cm" svg:y2="5.191cm">
          <text:p/>
        </draw:line>
        <draw:frame draw:style-name="gr1" draw:text-style-name="P1" draw:layer="layout" svg:width="1.624cm" svg:height="0.818cm" svg:x="7.096cm" svg:y="1cm">
          <draw:text-box>
            <text:p text:style-name="P1">DAT_I</text:p>
          </draw:text-box>
        </draw:frame>
        <draw:frame draw:style-name="gr1" draw:text-style-name="P1" draw:layer="layout" svg:width="1.175cm" svg:height="0.818cm" svg:x="6.429cm" svg:y="13.954cm">
          <draw:text-box>
            <text:p text:style-name="P1">“0”</text:p>
          </draw:text-box>
        </draw:frame>
        <draw:line draw:style-name="gr6" draw:text-style-name="P2" draw:layer="layout" svg:x1="4.429cm" svg:y1="12.811cm" svg:x2="4.429cm" svg:y2="13.827cm">
          <text:p/>
        </draw:line>
        <draw:frame draw:style-name="gr1" draw:text-style-name="P1" draw:layer="layout" svg:width="1.624cm" svg:height="0.818cm" svg:x="1.127cm" svg:y="17.637cm">
          <draw:text-box>
            <text:p text:style-name="P1">DAT_O</text:p>
          </draw:text-box>
        </draw:frame>
        <draw:frame draw:style-name="gr1" draw:text-style-name="P1" draw:layer="layout" svg:width="1.624cm" svg:height="0.818cm" svg:x="7.123cm" svg:y="17.708cm">
          <draw:text-box>
            <text:p text:style-name="P1">ADR_O</text:p>
          </draw:text-box>
        </draw:frame>
        <draw:line draw:style-name="gr6" draw:text-style-name="P2" draw:layer="layout" svg:x1="2.905cm" svg:y1="9.128cm" svg:x2="1cm" svg:y2="9.128cm">
          <text:p/>
        </draw:line>
        <draw:line draw:style-name="gr2" draw:text-style-name="P2" draw:layer="layout" svg:x1="1cm" svg:y1="9.128cm" svg:x2="1cm" svg:y2="15.859cm">
          <text:p/>
        </draw:line>
        <draw:custom-shape draw:style-name="gr3" draw:text-style-name="P2" draw:layer="layout" svg:width="1.778cm" svg:height="0.254cm" svg:x="1cm" svg:y="15.85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778cm" svg:y1="14.589cm" svg:x2="2.778cm" svg:y2="15.859cm">
          <text:p/>
        </draw:line>
        <draw:frame draw:style-name="gr1" draw:text-style-name="P1" draw:layer="layout" svg:width="1.175cm" svg:height="0.818cm" svg:x="2.238cm" svg:y="13.898cm">
          <draw:text-box>
            <text:p text:style-name="P1">“0”</text:p>
          </draw:text-box>
        </draw:frame>
        <draw:line draw:style-name="gr2" draw:text-style-name="P2" draw:layer="layout" svg:x1="1.889cm" svg:y1="16.113cm" svg:x2="1.889cm" svg:y2="17.637cm">
          <text:p/>
        </draw:line>
        <draw:frame draw:style-name="gr1" draw:text-style-name="P1" draw:layer="layout" svg:width="5.662cm" svg:height="0.818cm" svg:x="14.208cm" svg:y="17.764cm">
          <draw:text-box>
            <text:p text:style-name="P1">STB_O CYC_O VPA_O VDA_O</text:p>
          </draw:text-box>
        </draw:frame>
        <draw:frame draw:style-name="gr1" draw:text-style-name="P1" draw:layer="layout" svg:width="1.399cm" svg:height="0.818cm" svg:x="12.684cm" svg:y="17.764cm">
          <draw:text-box>
            <text:p text:style-name="P1">WE_O</text:p>
          </draw:text-box>
        </draw:frame>
        <draw:line draw:style-name="gr2" draw:text-style-name="P2" draw:layer="layout" svg:x1="16.113cm" svg:y1="8.747cm" svg:x2="16.113cm" svg:y2="17.637cm">
          <text:p/>
        </draw:line>
        <draw:line draw:style-name="gr2" draw:text-style-name="P2" draw:layer="layout" svg:x1="17.51cm" svg:y1="8.747cm" svg:x2="17.51cm" svg:y2="17.637cm">
          <text:p/>
        </draw:line>
        <draw:line draw:style-name="gr2" draw:text-style-name="P2" draw:layer="layout" svg:x1="18.907cm" svg:y1="8.747cm" svg:x2="18.907cm" svg:y2="17.637cm">
          <text:p/>
        </draw:line>
        <draw:line draw:style-name="gr2" draw:text-style-name="P2" draw:layer="layout" svg:x1="13.319cm" svg:y1="8.747cm" svg:x2="13.319cm" svg:y2="17.637cm">
          <text:p/>
        </draw:line>
        <draw:line draw:style-name="gr2" draw:text-style-name="P2" draw:layer="layout" svg:x1="14.716cm" svg:y1="8.747cm" svg:x2="14.716cm" svg:y2="17.637cm">
          <text:p/>
        </draw:line>
        <draw:custom-shape draw:style-name="gr7" draw:text-style-name="P2" draw:layer="layout" svg:width="0.254cm" svg:height="0.254cm" svg:x="2.778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54cm" svg:height="0.254cm" svg:x="5.826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54cm" svg:height="0.254cm" svg:x="7.731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54cm" svg:height="0.254cm" svg:x="10.017cm" svg:y="14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54cm" svg:height="0.254cm" svg:x="7.731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7.858cm" svg:y1="5.191cm" svg:x2="7.858cm" svg:y2="1.762cm">
          <text:p/>
        </draw:line>
        <draw:line draw:style-name="gr2" draw:text-style-name="P2" draw:layer="layout" svg:x1="4.302cm" svg:y1="2.143cm" svg:x2="4.302cm" svg:y2="3.032cm">
          <text:p/>
        </draw:line>
        <draw:line draw:style-name="gr6" draw:text-style-name="P2" draw:layer="layout" svg:x1="4.429cm" svg:y1="13.827cm" svg:x2="7.35cm" svg:y2="13.827cm">
          <text:p/>
        </draw:line>
        <draw:line draw:style-name="gr6" draw:text-style-name="P2" draw:layer="layout" svg:x1="4.302cm" svg:y1="2.143cm" svg:x2="7.35cm" svg:y2="2.143cm">
          <text:p/>
        </draw:line>
        <draw:line draw:style-name="gr6" draw:text-style-name="P2" draw:layer="layout" svg:x1="7.35cm" svg:y1="13.827cm" svg:x2="7.35cm" svg:y2="2.143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" draw:display-name="Hatching 4" draw:style="single" draw:color="#80808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25cm" svg:stroke-color="#000000" draw:marker-start-width="0.152cm" draw:marker-start-center="false" draw:marker-end-width="0.152cm" draw:marker-end-center="false" draw:fill="none" draw:fill-color="#000000" draw:fill-gradient-name="Gradient_20_7" draw:fill-hatch-name="Hatching_20_4" draw:fill-image-name="Bitmape_20_5" draw:fill-image-width="0cm" draw:fill-image-height="0cm" draw:textarea-horizontal-align="center" draw:auto-grow-width="tru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1T13:58:31</meta:creation-date>
    <dc:date>2012-08-21T18:32:41</dc:date>
    <meta:editing-duration>PT3H47M38S</meta:editing-duration>
    <meta:editing-cycles>6</meta:editing-cycles>
    <meta:generator>LibreOffice/3.4$Unix LibreOffice_project/340m1$Build-402</meta:generator>
    <meta:document-statistic meta:object-count="82"/>
  </office:meta>
</office:document-meta>
</file>